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_5f_3_5f_1_5f_2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13cm" fo:min-width="1.663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2" style:family="graphic" style:parent-style-name="Default_5f_2_5f_1_5f_3_5f_1_5f_2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14cm" fo:min-width="1.664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3" style:family="graphic" style:parent-style-name="Default_5f_2_5f_1_5f_3_5f_2_5f_2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14cm" fo:min-width="1.663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4" style:family="graphic" style:parent-style-name="objectwithoutfill">
      <style:graphic-properties svg:stroke-width="0cm" svg:stroke-color="#000000" draw:marker-start="Arrowheads_20_1" draw:marker-start-width="0.3cm" draw:marker-end="Arrowheads_20_1" draw:marker-end-width="0.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057cm" svg:height="3.057cm" svg:x="8.343cm" svg:y="3.569cm">
          <text:p text:style-name="P1"><text:span text:style-name="T1">Perceiv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058cm" svg:height="3.058cm" svg:x="3.854cm" svg:y="7.943cm">
          <text:p text:style-name="P1"><text:span text:style-name="T1">Crea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059cm" svg:height="3.057cm" svg:x="3.853cm" svg:y="3.569cm">
          <text:p text:style-name="P1"><text:span text:style-name="T1">Understan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059cm" svg:height="3.058cm" svg:x="8.341cm" svg:y="7.943cm">
          <text:p text:style-name="P1"><text:span text:style-name="T1">Perform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912cm" svg:y1="5.098cm" svg:x2="8.343cm" svg:y2="5.098cm" draw:start-shape="id1" draw:start-glue-point="10" draw:end-shape="id2" draw:end-glue-point="6" svg:d="M6912 5098h1431" svg:viewBox="0 0 1432 1">
          <text:p/>
        </draw:connector>
        <draw:connector draw:style-name="gr4" draw:text-style-name="P3" draw:layer="layout" draw:type="line" svg:x1="9.872cm" svg:y1="6.626cm" svg:x2="9.87cm" svg:y2="7.943cm" draw:start-shape="id2" draw:start-glue-point="8" draw:end-shape="id3" svg:d="M9872 6626l-2 1317" svg:viewBox="0 0 3 1318">
          <text:p/>
        </draw:connector>
        <draw:connector draw:style-name="gr4" draw:text-style-name="P3" draw:layer="layout" draw:type="line" svg:x1="6.912cm" svg:y1="9.472cm" svg:x2="8.341cm" svg:y2="9.472cm" draw:start-shape="id4" draw:end-shape="id3" svg:d="M6912 9472h1429" svg:viewBox="0 0 1430 1">
          <text:p/>
        </draw:connector>
        <draw:connector draw:style-name="gr4" draw:text-style-name="P3" draw:layer="layout" draw:type="line" svg:x1="5.383cm" svg:y1="6.626cm" svg:x2="5.383cm" svg:y2="7.943cm" draw:start-shape="id1" draw:start-glue-point="8" draw:end-shape="id4" draw:end-glue-point="4" svg:d="M5383 6626v1317" svg:viewBox="0 0 1 1318">
          <text:p/>
        </draw:connector>
        <draw:connector draw:style-name="gr4" draw:text-style-name="P3" draw:layer="layout" draw:type="line" svg:x1="6.464cm" svg:y1="6.179cm" svg:x2="8.789cm" svg:y2="8.39cm" draw:start-shape="id1" draw:start-glue-point="9" draw:end-shape="id3" draw:end-glue-point="5" svg:d="M6464 6179l2325 2211" svg:viewBox="0 0 2326 2212">
          <text:p/>
        </draw:connector>
        <draw:connector draw:style-name="gr4" draw:text-style-name="P3" draw:layer="layout" draw:type="line" svg:x1="6.465cm" svg:y1="8.39cm" svg:x2="8.79cm" svg:y2="6.179cm" draw:start-shape="id4" draw:start-glue-point="11" draw:end-shape="id2" draw:end-glue-point="7" svg:d="M6465 8390l2325-2211" svg:viewBox="0 0 2326 221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color="#000000" draw:fill="none"/>
    </style:style>
    <style:style style:name="Default_5f_2_5f_1_5f_2" style:display-name="Default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 style:parent-style-name="Default_5f_1_5f_1_5f_1_5f_2">
      <style:graphic-properties svg:stroke-color="#000000" draw:fill="none"/>
    </style:style>
    <style:style style:name="Default_5f_2_5f_1_5f_3" style:display-name="Default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" style:display-name="Default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 style:parent-style-name="Default_5f_1_5f_1_5f_1_5f_3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Default_5f_2_5f_1_5f_3_5f_1" style:display-name="Default_2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" style:display-name="Default_2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" style:display-name="Default_2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" style:display-name="Default_2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4">
      <style:graphic-properties svg:stroke-color="#000000" draw:fill="none"/>
    </style:style>
    <style:style style:name="Default_5f_2_5f_1_5f_3_5f_3" style:display-name="Default_2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3" style:display-name="Default_2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5">
      <style:graphic-properties svg:stroke-color="#000000" draw:fill="none"/>
    </style:style>
    <style:style style:name="Default_5f_2_5f_1_5f_3_5f_4" style:display-name="Default_2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4" style:display-name="Default_2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1" style:display-name="Default_2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1" style:display-name="Default_2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1" style:display-name="Default_2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1" style:display-name="Default_2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2" style:display-name="Default_2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2" style:display-name="Default_2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2" style:display-name="Default_2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2" style:display-name="Default_2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3" style:display-name="Default_2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3" style:display-name="Default_2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3" style:display-name="Default_2_1_3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3" style:display-name="Default_2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" style:display-name="Default_2_1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" style:display-name="Default_2_1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" style:display-name="Default_2_1_3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" style:display-name="Default_2_1_3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" style:display-name="Default_2_1_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" style:display-name="Default_2_1_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" style:display-name="Default_2_1_3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" style:display-name="Default_2_1_3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5" style:display-name="Default_2_1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5" style:display-name="Default_2_1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_5f_1" style:display-name="Default_2_1_3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_5f_1" style:display-name="Default_2_1_3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_5f_1" style:display-name="Default_2_1_3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_5f_1" style:display-name="Default_2_1_3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10:10:42.938239500</meta:creation-date>
    <dc:date>2021-08-02T15:26:45.864035935</dc:date>
    <meta:editing-duration>PT1H59M30S</meta:editing-duration>
    <meta:editing-cycles>30</meta:editing-cycles>
    <meta:generator>LibreOffice/7.1.4.2$Linux_X86_64 LibreOffice_project/10$Build-2</meta:generator>
    <dc:creator>Alexander Refsum Jensenius</dc:creator>
    <meta:document-statistic meta:object-count="10"/>
  </office:meta>
</office:document-meta>
</file>